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</office:automatic-styles>
  <office:body>
    <office:text>
      <text:p text:style-name="Title">Отчет по лабораторной работе №1</text:p>
      <text:p text:style-name="Author">Уманский Александр, ПМ-43</text:p>
      <text:h text:style-name="Heading_20_1" text:outline-level="1"><text:bookmark-start text:name="вариант-x"/>Вариант X<text:bookmark-end text:name="вариант-x"/></text:h>
      <text:h text:style-name="Heading_20_2" text:outline-level="2"><text:bookmark-start text:name="задание-1"/>Задание 1<text:bookmark-end text:name="задание-1"/></text:h>
      <text:p text:style-name="First_20_paragraph">Написать на C++ программу в соответствии с вариантом задания, при этом программы должны оптимально использовать предлагающиеся вычислительные ресурсы. Для реализации многопоточности использовать технологию OpenMP. <text:span text:style-name="T1">Измерять время работы программы для различных значений параметров</text:span>. <text:span text:style-name="T2">Результаты занести в отчёт.</text:span> Также, при запуске программ, запустить диспетчер задач Windows, в нём установить счётчик потоков, и <text:span text:style-name="T1">просмотреть сколько потоков выполнения использует процесс</text:span>, соответствующий запущенной программе. <text:span text:style-name="T2">Результаты также занести в отчёт.</text:span></text:p>
      <text:p text:style-name="Text_20_body">Текст задания варианта</text:p>
      <text:p text:style-name="Text_20_body">Параллельно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M</text:p>
            </table:table-cell>
            <table:table-cell table:style-name="TableHeaderRowCell" office:value-type="string">
              <text:p text:style-name="Table_20_Heading">Количество потоков</text:p>
            </table:table-cell>
            <table:table-cell table:style-name="TableHeaderRowCell" office:value-type="string">
              <text:p text:style-name="Table_20_Heading">Время обработ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задание-2"/>Задание 2<text:bookmark-end text:name="задание-2"/></text:h>
      <text:p text:style-name="First_20_paragraph">Модифицировать программу, составленную по Заданию 1, убрав возможность параллельного использования вычислительных ресурсов. Измерять время работы программы для тех же значений параметров, что были использованы при выполнении Задания 1. Результаты сравнить и занести в отчёт.</text:p>
      <text:p text:style-name="Text_20_body">Последовательно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N</text:p>
            </table:table-cell>
            <table:table-cell table:style-name="TableHeaderRowCell" office:value-type="string">
              <text:p text:style-name="Table_20_Heading">M</text:p>
            </table:table-cell>
            <table:table-cell table:style-name="TableHeaderRowCell" office:value-type="string">
              <text:p text:style-name="Table_20_Heading">Количество потоков</text:p>
            </table:table-cell>
            <table:table-cell table:style-name="TableHeaderRowCell" office:value-type="string">
              <text:p text:style-name="Table_20_Heading">Время обработки</text:p>
            </table:table-cell>
          </table:table-row>
        </table:table-header-rows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микросекунд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вывод"/>Вывод:<text:bookmark-end text:name="вывод"/></text:h>
      <text:p text:style-name="First_20_paragraph">Параллелизация дает выигрыш в производительности по сравнению с последовательным исполнением программы в ситуациях, когда “стоимость” создания пула потоков меньше, чем последовательная обработка данных. Чем разница больше, тем различие существенне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Отчет по лабораторной работе №1</dc:title>
    <dc:description/>
    <dc:subject/>
    <meta:keyword/>
    <meta:initial-creator>Уманский Александр, ПМ-43</meta:initial-creator>
    <dc:creator>Уманский Александр, ПМ-43</dc:creator>
    <meta:creation-date>2019-08-27T17:26:01Z</meta:creation-date>
    <dc:date>2019-08-27T17:26:01Z</dc:date>
  </office:meta>
</office:document-meta>
</file>